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68cm" svg:height="0.779cm" draw:transform="rotate (-1.55264490257416) translate (5.3992005663951cm 2.3796722601022cm)" svg:viewBox="0 0 6169 780" svg:d="M125 708c342 31 2475 66 3115 71s2655-51 2892-69c136-10-133-716-279-709-148 6-2031 163-2525 158-493-5-2887-91-3270-159-120-15-31 697 67 708z">
          <text:p/>
        </draw:path>
        <draw:path draw:style-name="gr1" draw:text-style-name="P1" draw:layer="layout" svg:width="0.903cm" svg:height="0.661cm" draw:transform="skewX (0.00122173047639602) rotate (-2.15687788961459) translate (5.5273068098938cm 2.39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cm" draw:transform="skewX (0.00122173047639608) rotate (-2.15652882376419) translate (5.63387363820839cm 8.249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5.006cm" svg:height="4.539cm" svg:x="2.498cm" svg:y="3.313cm" svg:viewBox="0 0 5007 4540" svg:d="M2483 3783c980 10 1988-319 1918-1422-71-1104-1094-1757-1993-1612s-1683 522-1790 1635c-108 1114 885 1388 1865 1399zM5003 2000c61 1309-695 2381-2529 2525-1833 145-2561-744-2466-2072 96-1327 1173-2294 2537-2437 1362-142 2397 675 2458 1984z">
          <text:p/>
        </draw:path>
        <draw:path draw:style-name="gr1" draw:text-style-name="P1" draw:layer="layout" svg:width="0.977cm" svg:height="2.685cm" draw:transform="skewX (-0.0010471975511966) rotate (-1.55212130379856) translate (6.3997066091636cm 1.9973222327436cm)" svg:viewBox="0 0 978 2686" svg:d="M978 2604c-82-404-197-2005-164-2255-2-166-799-465-812-301-18 475 91 2040 182 2489 43 185 801 186 794 67z">
          <text:p/>
        </draw:path>
        <draw:path draw:style-name="gr1" draw:text-style-name="P1" draw:layer="layout" svg:width="0.902cm" svg:height="0.66cm" draw:transform="skewX (0.00244346095279195) rotate (-2.15652882376419) translate (4.4108895804584cm 2.366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6) rotate (-2.1556561591382) translate (6.66079065192769cm 2.157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042cm" svg:height="2.671cm" draw:transform="skewX (0.000872664625997162) rotate (-1.55194677087336) translate (6.4403652960857cm 8.0999584135873cm)" svg:viewBox="0 0 1043 2672" svg:d="M1043 2572c-83-404-242-1976-230-2247-6-137-813-442-812-278-14 435 179 2155 255 2491 43 185 797 160 787 34z">
          <text:p/>
        </draw:path>
        <draw:path draw:style-name="gr1" draw:text-style-name="P1" draw:layer="layout" svg:width="0.902cm" svg:height="0.661cm" draw:transform="skewX (0.0012217304763959) rotate (-2.1556561591382) translate (4.4757906519277cm 8.528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5) rotate (-2.15652882376419) translate (6.7258895804584cm 8.2584226950942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5:32.209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